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8181b000" style:family="table" style:master-page-name="ta-mp-0x8181b00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64.26pt" style:use-optimal-column-width="true"/>
    </style:style>
    <style:style style:name="ACE-0x8183fe5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183e11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183e4dc" style:family="table-cell" style:data-style-name="General">
      <style:table-cell-properties fo:background-color="transparent" fo:border-top="0.000cm none #c7c7c7" fo:border-bottom="0.035cm solid #000000" fo:border-left="0.000cm none #c7c7c7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183f3dc" style:family="table-cell" style:data-style-name="General">
      <style:table-cell-properties fo:background-color="transparent" fo:border-top="0.000cm none #c7c7c7" fo:border-bottom="0.071cm solid #000000" fo:border-left="0.071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184051c" style:family="table-cell" style:data-style-name="General">
      <style:table-cell-properties fo:background-color="transparent" fo:border-top="0.071cm solid #000000" fo:border-bottom="0.035cm solid #000000" fo:border-left="0.071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184075c" style:family="table-cell" style:data-style-name="General">
      <style:table-cell-properties fo:background-color="transparent" fo:border-top="0.035cm solid #000000" fo:border-bottom="0.035cm solid #000000" fo:border-left="0.071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184099c" style:family="table-cell" style:data-style-name="General">
      <style:table-cell-properties fo:background-color="transparent" fo:border-top="0.035cm solid #000000" fo:border-bottom="0.071cm solid #000000" fo:border-left="0.071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183fc1c" style:family="table-cell" style:data-style-name="General">
      <style:table-cell-properties fo:background-color="transparent" fo:border-top="0.000cm none #c7c7c7" fo:border-bottom="0.035cm solid #000000" fo:border-left="0.035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18405dc" style:family="table-cell" style:data-style-name="General">
      <style:table-cell-properties fo:background-color="transparent" fo:border-top="0.071cm solid #000000" fo:border-bottom="0.035cm solid #000000" fo:border-left="0.035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183ffdc" style:family="table-cell" style:data-style-name="General">
      <style:table-cell-properties fo:background-color="transparent" fo:border-top="0.000cm none #c7c7c7" fo:border-bottom="0.035cm solid #000000" fo:border-left="0.035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184081c" style:family="table-cell" style:data-style-name="General">
      <style:table-cell-properties fo:background-color="transparent" fo:border-top="0.035cm solid #000000" fo:border-bottom="0.035cm solid #000000" fo:border-left="0.035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1840a5c" style:family="table-cell" style:data-style-name="General">
      <style:table-cell-properties fo:background-color="transparent" fo:border-top="0.000cm none #c7c7c7" fo:border-bottom="0.071cm solid #000000" fo:border-left="0.035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183f25c" style:family="table-cell" style:data-style-name="General">
      <style:table-cell-properties fo:background-color="transparent" fo:border-top="0.000cm none #c7c7c7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1840b1c" style:family="table-cell" style:data-style-name="General">
      <style:table-cell-properties fo:background-color="transparent" fo:border-top="0.000cm none #c7c7c7" fo:border-bottom="0.071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184069c" style:family="table-cell" style:data-style-name="General">
      <style:table-cell-properties fo:background-color="transparent" fo:border-top="0.071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184009c" style:family="table-cell" style:data-style-name="General">
      <style:table-cell-properties fo:background-color="transparent" fo:border-top="0.000cm none #c7c7c7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18408dc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183f31c" style:family="table-cell" style:data-style-name="General">
      <style:table-cell-properties fo:background-color="transparent" fo:border-top="0.000cm none #c7c7c7" fo:border-bottom="0.035cm solid #000000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184021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28.35pt" style:use-optimal-column-width="true"/>
    </style:style>
    <style:style style:name="ACOL-2" style:family="table-column">
      <style:table-column-properties style:column-width="91.76pt" style:use-optimal-column-width="true"/>
    </style:style>
    <style:style style:name="ACOL-3" style:family="table-column">
      <style:table-column-properties style:column-width="85.04pt" style:use-optimal-column-width="true"/>
    </style:style>
    <style:style style:name="ACOL-4" style:family="table-column">
      <style:table-column-properties style:column-width="102.05pt" style:use-optimal-column-width="true"/>
    </style:style>
    <style:style style:name="ACOL-5" style:family="table-column"/>
    <style:style style:name="AROW-1" style:family="table-row">
      <style:table-row-properties style:row-height="28.35pt" style:use-optimal-row-height="fals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abelle1" table:style-name="ta-0x8181b000" table:print="fals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 table:number-columns-repeated="3"/>
        <table:table-column table:style-name="ACOL-4"/>
        <table:table-column table:style-name="ACOL-0" table:number-columns-repeated="250"/>
        <table:table-row table:style-name="AROW-1">
          <table:table-cell table:style-name="ACE-0x8183fe5c"/>
          <table:table-cell table:style-name="ACE-0x8183e4dc" office:value-type="string">
            <text:p>Benchmark.ods</text:p>
          </table:table-cell>
          <table:table-cell table:style-name="ACE-0x8183fc1c" office:value-type="string">
            <text:p>Group=XX</text:p>
          </table:table-cell>
          <table:table-cell table:number-columns-repeated="2" table:style-name="ACE-0x8183f25c"/>
          <table:table-cell table:style-name="ACE-0x8183f31c"/>
          <table:table-cell table:style-name="ACE-0x8183fe5c"/>
          <table:table-cell table:number-columns-repeated="247" table:style-name="ACE-0x8184021c"/>
          <table:table-cell table:number-columns-repeated="2" table:style-name="Gnumeric-default"/>
        </table:table-row>
        <table:table-row table:style-name="AROW-1">
          <table:table-cell table:style-name="ACE-0x8183fe5c"/>
          <table:table-cell table:number-columns-spanned="2" table:style-name="ACE-0x8183f3dc" office:value-type="string">
            <text:p>Optimization Level</text:p>
          </table:table-cell>
          <table:covered-table-cell/>
          <table:table-cell table:style-name="ACE-0x81840b1c" office:value-type="string">
            <text:p>Cycle count<text:line-break/>with dlx_basis</text:p>
          </table:table-cell>
          <table:table-cell table:style-name="ACE-0x81840b1c" office:value-type="string">
            <text:p>Cycle count<text:line-break/>with dlx_avg</text:p>
          </table:table-cell>
          <table:table-cell table:style-name="ACE-0x81840b1c" office:value-type="string">
            <text:p>Speedup (dlx_basis<text:line-break/>/ dlx_avg)</text:p>
          </table:table-cell>
          <table:table-cell table:style-name="ACE-0x8183fe5c"/>
          <table:table-cell table:number-columns-repeated="249" table:style-name="Gnumeric-default"/>
        </table:table-row>
        <table:table-row table:style-name="AROW-1">
          <table:table-cell table:style-name="ACE-0x8183fe5c"/>
          <table:table-cell table:number-rows-spanned="2" table:style-name="ACE-0x8184051c" office:value-type="string">
            <text:p>-O0</text:p>
          </table:table-cell>
          <table:table-cell table:style-name="ACE-0x818405dc" office:value-type="string">
            <text:p>ModelSim</text:p>
          </table:table-cell>
          <table:table-cell table:number-columns-repeated="2" table:style-name="ACE-0x8184069c"/>
          <table:table-cell table:style-name="ACE-0x8184069c" table:formula="of:=[.D3]/[.E3]" office:value-type="string" office:string-value="#DIV/0!">
            <text:p>#DIV/0!</text:p>
          </table:table-cell>
          <table:table-cell table:style-name="ACE-0x8183fe5c"/>
          <table:table-cell table:number-columns-repeated="249" table:style-name="Gnumeric-default"/>
        </table:table-row>
        <table:table-row table:style-name="AROW-1">
          <table:table-cell table:style-name="ACE-0x8183fe5c"/>
          <table:covered-table-cell/>
          <table:table-cell table:style-name="ACE-0x8183ffdc" office:value-type="string">
            <text:p>dlxsim</text:p>
          </table:table-cell>
          <table:table-cell table:number-columns-repeated="2" table:style-name="ACE-0x8184009c"/>
          <table:table-cell table:style-name="ACE-0x8184009c" table:formula="of:=[.D4]/[.E4]" office:value-type="string" office:string-value="#DIV/0!">
            <text:p>#DIV/0!</text:p>
          </table:table-cell>
          <table:table-cell table:style-name="ACE-0x8183fe5c"/>
          <table:table-cell table:number-columns-repeated="249" table:style-name="Gnumeric-default"/>
        </table:table-row>
        <table:table-row table:style-name="AROW-1">
          <table:table-cell table:style-name="ACE-0x8183fe5c"/>
          <table:table-cell table:number-rows-spanned="2" table:style-name="ACE-0x8184075c" office:value-type="string">
            <text:p>-O1</text:p>
          </table:table-cell>
          <table:table-cell table:style-name="ACE-0x8184081c" office:value-type="string">
            <text:p>ModelSim</text:p>
          </table:table-cell>
          <table:table-cell table:number-columns-repeated="2" table:style-name="ACE-0x818408dc"/>
          <table:table-cell table:style-name="ACE-0x8184009c" table:formula="of:=[.D5]/[.E5]" office:value-type="string" office:string-value="#DIV/0!">
            <text:p>#DIV/0!</text:p>
          </table:table-cell>
          <table:table-cell table:style-name="ACE-0x8183fe5c"/>
          <table:table-cell table:number-columns-repeated="249" table:style-name="Gnumeric-default"/>
        </table:table-row>
        <table:table-row table:style-name="AROW-1">
          <table:table-cell table:style-name="ACE-0x8183fe5c"/>
          <table:covered-table-cell/>
          <table:table-cell table:style-name="ACE-0x8183ffdc" office:value-type="string">
            <text:p>dlxsim</text:p>
          </table:table-cell>
          <table:table-cell table:number-columns-repeated="2" table:style-name="ACE-0x8184009c"/>
          <table:table-cell table:style-name="ACE-0x8184009c" table:formula="of:=[.D6]/[.E6]" office:value-type="string" office:string-value="#DIV/0!">
            <text:p>#DIV/0!</text:p>
          </table:table-cell>
          <table:table-cell table:style-name="ACE-0x8183fe5c"/>
          <table:table-cell table:number-columns-repeated="249" table:style-name="Gnumeric-default"/>
        </table:table-row>
        <table:table-row table:style-name="AROW-1">
          <table:table-cell table:style-name="ACE-0x8183fe5c"/>
          <table:table-cell table:number-rows-spanned="2" table:style-name="ACE-0x8184075c" office:value-type="string">
            <text:p>-O2</text:p>
          </table:table-cell>
          <table:table-cell table:style-name="ACE-0x8184081c" office:value-type="string">
            <text:p>ModelSim</text:p>
          </table:table-cell>
          <table:table-cell table:number-columns-repeated="2" table:style-name="ACE-0x818408dc"/>
          <table:table-cell table:style-name="ACE-0x8184009c" table:formula="of:=[.D7]/[.E7]" office:value-type="string" office:string-value="#DIV/0!">
            <text:p>#DIV/0!</text:p>
          </table:table-cell>
          <table:table-cell table:style-name="ACE-0x8183fe5c"/>
          <table:table-cell table:number-columns-repeated="249" table:style-name="Gnumeric-default"/>
        </table:table-row>
        <table:table-row table:style-name="AROW-1">
          <table:table-cell table:style-name="ACE-0x8183fe5c"/>
          <table:covered-table-cell/>
          <table:table-cell table:style-name="ACE-0x8183ffdc" office:value-type="string">
            <text:p>dlxsim</text:p>
          </table:table-cell>
          <table:table-cell table:number-columns-repeated="2" table:style-name="ACE-0x8184009c"/>
          <table:table-cell table:style-name="ACE-0x8184009c" table:formula="of:=[.D8]/[.E8]" office:value-type="string" office:string-value="#DIV/0!">
            <text:p>#DIV/0!</text:p>
          </table:table-cell>
          <table:table-cell table:style-name="ACE-0x8183fe5c"/>
          <table:table-cell table:number-columns-repeated="249" table:style-name="Gnumeric-default"/>
        </table:table-row>
        <table:table-row table:style-name="AROW-1">
          <table:table-cell table:style-name="ACE-0x8183fe5c"/>
          <table:table-cell table:number-rows-spanned="2" table:style-name="ACE-0x8184075c" office:value-type="string">
            <text:p>-O3</text:p>
          </table:table-cell>
          <table:table-cell table:style-name="ACE-0x8184081c" office:value-type="string">
            <text:p>ModelSim</text:p>
          </table:table-cell>
          <table:table-cell table:number-columns-repeated="2" table:style-name="ACE-0x818408dc"/>
          <table:table-cell table:style-name="ACE-0x8184009c" table:formula="of:=[.D9]/[.E9]" office:value-type="string" office:string-value="#DIV/0!">
            <text:p>#DIV/0!</text:p>
          </table:table-cell>
          <table:table-cell table:style-name="ACE-0x8183fe5c"/>
          <table:table-cell table:number-columns-repeated="249" table:style-name="Gnumeric-default"/>
        </table:table-row>
        <table:table-row table:style-name="AROW-1">
          <table:table-cell table:style-name="ACE-0x8183fe5c"/>
          <table:covered-table-cell/>
          <table:table-cell table:style-name="ACE-0x8183ffdc" office:value-type="string">
            <text:p>dlxsim</text:p>
          </table:table-cell>
          <table:table-cell table:number-columns-repeated="2" table:style-name="ACE-0x8184009c"/>
          <table:table-cell table:style-name="ACE-0x8184009c" table:formula="of:=[.D10]/[.E10]" office:value-type="string" office:string-value="#DIV/0!">
            <text:p>#DIV/0!</text:p>
          </table:table-cell>
          <table:table-cell table:style-name="ACE-0x8183fe5c"/>
          <table:table-cell table:number-columns-repeated="249" table:style-name="Gnumeric-default"/>
        </table:table-row>
        <table:table-row table:style-name="AROW-1">
          <table:table-cell table:style-name="ACE-0x8183fe5c"/>
          <table:table-cell table:number-rows-spanned="2" table:style-name="ACE-0x8184099c" office:value-type="string">
            <text:p>-O4</text:p>
          </table:table-cell>
          <table:table-cell table:style-name="ACE-0x8184081c" office:value-type="string">
            <text:p>ModelSim</text:p>
          </table:table-cell>
          <table:table-cell table:number-columns-repeated="2" table:style-name="ACE-0x818408dc"/>
          <table:table-cell table:style-name="ACE-0x8184009c" table:formula="of:=[.D11]/[.E11]" office:value-type="string" office:string-value="#DIV/0!">
            <text:p>#DIV/0!</text:p>
          </table:table-cell>
          <table:table-cell table:style-name="ACE-0x8183fe5c"/>
          <table:table-cell table:number-columns-repeated="249" table:style-name="Gnumeric-default"/>
        </table:table-row>
        <table:table-row table:style-name="AROW-1">
          <table:table-cell table:style-name="ACE-0x8183fe5c"/>
          <table:covered-table-cell/>
          <table:table-cell table:style-name="ACE-0x81840a5c" office:value-type="string">
            <text:p>dlxsim</text:p>
          </table:table-cell>
          <table:table-cell table:number-columns-repeated="2" table:style-name="ACE-0x81840b1c"/>
          <table:table-cell table:style-name="ACE-0x81840b1c" table:formula="of:=[.D12]/[.E12]" office:value-type="string" office:string-value="#DIV/0!">
            <text:p>#DIV/0!</text:p>
          </table:table-cell>
          <table:table-cell table:style-name="ACE-0x8183fe5c"/>
          <table:table-cell table:number-columns-repeated="249" table:style-name="Gnumeric-default"/>
        </table:table-row>
        <table:table-row table:style-name="AROW-0" table:number-rows-repeated="116">
          <table:table-cell table:number-columns-repeated="256"/>
        </table:table-row>
        <table:named-expressions>
          <table:named-expression table:name="Print_Area" table:expression="of:=#BEZUG!" table:base-cell-address="$'Tabelle1'.$A$1"/>
          <table:named-expression table:name="Sheet_Title" table:expression="of:=&quot;Tabelle1&quot;" table:base-cell-address="$'Tabelle1'.$A$1"/>
        </table:named-expressions>
        <gnm:selections gnm:cursor-col="4" gnm:cursor-row="3">
          <gnm:selection gnm:start-col="4" gnm:start-row="3" gnm:end-col="4" gnm:end-row="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64.26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81827ae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8181b000" style:display-name="Tabelle1" style:page-layout-name="pl-0x81827ae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Seit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dc:creator>Lars Bauer</dc:creator>
    <dc:date>2017-03-21T00:14:38Z</dc:date>
    <dc:language>de-DE</dc:language>
    <meta:creation-date>2006-06-09T19:20:47Z</meta:creation-date>
    <meta:editing-cycles>7</meta:editing-cycles>
    <meta:editing-duration>PT16M25S</meta:editing-duration>
    <meta:generator>gnumeric/1.12.9</meta:generator>
  </office:meta>
</office:document-meta>
</file>